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87cm" svg:height="1.537cm" svg:x="2.778cm" svg:y="2.651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custom-shape draw:style-name="gr2" draw:layer="layout" svg:width="13.462cm" svg:height="9.398cm" svg:x="1.697cm" svg:y="1.6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4.0919246728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2" xml:id="id8" draw:id="id8" draw:layer="layout" svg:width="1.287cm" svg:height="1.537cm" svg:x="10.297cm" svg:y="5.523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87cm" svg:height="1.537cm" svg:x="7.333cm" svg:y="8.734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87cm" svg:height="1.537cm" svg:x="7.477cm" svg:y="2.778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87cm" svg:height="1.537cm" svg:x="2.634cm" svg:y="8.607cm">
          <text:p text:style-name="P1"><text:span text:style-name="T1">G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0.635cm" svg:x="8.11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62cm" svg:height="0.635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762cm" svg:height="0.635cm" svg:x="5.572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065cm" svg:y1="3.419cm" svg:x2="5.572cm" svg:y2="2.969cm" draw:start-shape="id1" draw:start-glue-point="1" draw:end-shape="id2" draw:end-glue-point="6" svg:d="M4065 3419c1129 0 376-450 1507-450" svg:viewBox="0 0 1508 451">
          <text:p text:style-name="P3"><text:span text:style-name="T2">out</text:span></text:p>
        </draw:connector>
        <draw:connector draw:style-name="gr4" draw:text-style-name="P3" draw:layer="layout" draw:type="curve" svg:x1="6.334cm" svg:y1="2.969cm" svg:x2="7.477cm" svg:y2="3.546cm" draw:start-shape="id2" draw:start-glue-point="10" draw:end-shape="id3" draw:end-glue-point="3" svg:d="M6334 2969c858 0 287 577 1143 577" svg:viewBox="0 0 1144 578">
          <text:p text:style-name="P1"><text:span text:style-name="T2">in</text:span></text:p>
        </draw:connector>
        <draw:connector draw:style-name="gr4" draw:text-style-name="P3" draw:layer="layout" draw:type="curve" svg:x1="5.826cm" svg:y1="9.954cm" svg:x2="7.333cm" svg:y2="9.502cm" draw:start-shape="id4" draw:start-glue-point="10" draw:end-shape="id5" draw:end-glue-point="3" svg:d="M5826 9954c1131 0 378-452 1507-452" svg:viewBox="0 0 1508 453">
          <text:p text:style-name="P1"><text:span text:style-name="T2">in</text:span></text:p>
        </draw:connector>
        <draw:connector draw:style-name="gr4" draw:text-style-name="P3" draw:layer="layout" draw:type="curve" svg:x1="3.921cm" svg:y1="9.375cm" svg:x2="5.064cm" svg:y2="9.954cm" draw:start-shape="id6" draw:start-glue-point="1" draw:end-shape="id4" draw:end-glue-point="6" svg:d="M3921 9375c856 0 285 579 1143 579" svg:viewBox="0 0 1144 580">
          <text:p text:style-name="P3"><text:span text:style-name="T2">out</text:span></text:p>
        </draw:connector>
        <draw:connector draw:style-name="gr4" draw:text-style-name="P3" draw:layer="layout" draw:type="curve" svg:x1="8.874cm" svg:y1="7.033cm" svg:x2="10.297cm" svg:y2="6.291cm" draw:start-shape="id7" draw:start-glue-point="10" draw:end-shape="id8" draw:end-glue-point="3" svg:d="M8874 7033c1068 0 357-742 1423-742" svg:viewBox="0 0 1424 743">
          <text:p text:style-name="P3">in</text:p>
        </draw:connector>
        <draw:connector draw:style-name="gr4" draw:text-style-name="P3" draw:layer="layout" draw:type="curve" svg:x1="8.62cm" svg:y1="9.502cm" svg:x2="8.493cm" svg:y2="7.35cm" draw:start-shape="id5" draw:start-glue-point="1" draw:end-shape="id7" draw:end-glue-point="8" svg:d="M8620 9502c750 0 625-730 406-1009s-533-105-533-1143" svg:viewBox="0 0 702 2153">
          <text:p text:style-name="P1"><text:span text:style-name="T2">out</text:span></text:p>
        </draw:connector>
        <draw:connector draw:style-name="gr4" draw:text-style-name="P3" draw:layer="layout" draw:type="curve" svg:x1="8.764cm" svg:y1="3.546cm" svg:x2="8.493cm" svg:y2="6.715cm" draw:start-shape="id3" draw:start-glue-point="1" draw:end-shape="id7" draw:end-glue-point="4" svg:d="M8764 3546c750 0 625 984 370 1326s-641 42-641 1843" svg:viewBox="0 0 840 3170">
          <text:p text:style-name="P1"><text:span text:style-name="T2">out</text:span></text:p>
        </draw:connector>
        <draw:custom-shape draw:style-name="gr1" draw:text-style-name="P2" xml:id="id10" draw:id="id10" draw:layer="layout" svg:width="1.287cm" svg:height="1.537cm" svg:x="12.667cm" svg:y="8.35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0.593cm" svg:height="0.696cm" svg:x="12.684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-0.369cm" svg:x1="12.684cm" svg:y1="7.256cm" svg:x2="12.667cm" svg:y2="9.121cm" draw:start-shape="id9" draw:start-glue-point="6" draw:end-shape="id10" draw:end-glue-point="3" svg:d="M12684 7256c-1332 0-1323 1865-17 1865" svg:viewBox="0 0 999 1866">
          <text:p text:style-name="P3">in</text:p>
        </draw:connector>
        <draw:connector draw:style-name="gr4" draw:text-style-name="P3" draw:layer="layout" draw:type="curve" svg:x1="11.584cm" svg:y1="6.291cm" svg:x2="12.77cm" svg:y2="7.01cm" draw:start-shape="id8" draw:start-glue-point="1" draw:end-shape="id9" draw:end-glue-point="5" svg:d="M11584 6291c823 0 231 719 1186 719" svg:viewBox="0 0 1187 720">
          <text:p text:style-name="P1"><text:span text:style-name="T2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mall_20_Arrow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7:37:32.871192000</meta:creation-date>
    <dc:date>2014-10-07T18:59:33.334254000</dc:date>
    <meta:editing-duration>PT51M26S</meta:editing-duration>
    <meta:editing-cycles>3</meta:editing-cycles>
    <meta:generator>LibreOffice/4.2.6.3$MacOSX_x86 LibreOffice_project/3fd416d4c6db7d3204c17ce57a1d70f6e531ee21</meta:generator>
    <meta:document-statistic meta:object-count="20"/>
  </office:meta>
</office:document-meta>
</file>